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able:table table:name="REF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office:value-type="string">
            <text:p>D1</text:p>
          </table:table-cell>
          <table:table-cell office:value-type="string">
            <text:p>E1</text:p>
          </table:table-cell>
          <table:table-cell office:value-type="string">
            <text:p>F1</text:p>
          </table:table-cell>
          <table:table-cell office:value-type="string">
            <text:p>G1</text:p>
          </table:table-cell>
          <table:table-cell office:value-type="string">
            <text:p>H1</text:p>
          </table:table-cell>
          <table:table-cell office:value-type="string">
            <text:p>I1</text:p>
          </table:table-cell>
          <table:table-cell office:value-type="string">
            <text:p>J1</text:p>
          </table:table-cell>
        </table:table-row>
        <table:table-row>
          <table:table-cell office:value-type="string">
            <text:p>A2</text:p>
          </table:table-cell>
          <table:table-cell office:value-type="string">
            <text:p>B2</text:p>
          </table:table-cell>
          <table:table-cell office:value-type="string">
            <text:p>C2</text:p>
          </table:table-cell>
          <table:table-cell office:value-type="string">
            <text:p>D2</text:p>
          </table:table-cell>
          <table:table-cell office:value-type="string">
            <text:p>E2</text:p>
          </table:table-cell>
          <table:table-cell office:value-type="string">
            <text:p>F2</text:p>
          </table:table-cell>
          <table:table-cell office:value-type="string">
            <text:p>G2</text:p>
          </table:table-cell>
          <table:table-cell office:value-type="string">
            <text:p>H2</text:p>
          </table:table-cell>
          <table:table-cell office:value-type="string">
            <text:p>I2</text:p>
          </table:table-cell>
          <table:table-cell office:value-type="string">
            <text:p>J2</text:p>
          </table:table-cell>
        </table:table-row>
        <table:table-row>
          <table:table-cell office:value-type="string">
            <text:p>A3</text:p>
          </table:table-cell>
          <table:table-cell office:value-type="string">
            <text:p>B3</text:p>
          </table:table-cell>
          <table:table-cell office:value-type="string">
            <text:p>C3</text:p>
          </table:table-cell>
          <table:table-cell office:value-type="string">
            <text:p>D3</text:p>
          </table:table-cell>
          <table:table-cell office:value-type="string">
            <text:p>E3</text:p>
          </table:table-cell>
          <table:table-cell office:value-type="string">
            <text:p>F3</text:p>
          </table:table-cell>
          <table:table-cell office:value-type="string">
            <text:p>G3</text:p>
          </table:table-cell>
          <table:table-cell office:value-type="string">
            <text:p>H3</text:p>
          </table:table-cell>
          <table:table-cell office:value-type="string">
            <text:p>I3</text:p>
          </table:table-cell>
          <table:table-cell office:value-type="string">
            <text:p>J3</text:p>
          </table:table-cell>
        </table:table-row>
        <table:table-row>
          <table:table-cell office:value-type="string">
            <text:p>A4</text:p>
          </table:table-cell>
          <table:table-cell office:value-type="string">
            <text:p>B4</text:p>
          </table:table-cell>
          <table:table-cell office:value-type="string">
            <text:p>C4</text:p>
          </table:table-cell>
          <table:table-cell office:value-type="string">
            <text:p>D4</text:p>
          </table:table-cell>
          <table:table-cell office:value-type="string">
            <text:p>E4</text:p>
          </table:table-cell>
          <table:table-cell office:value-type="string">
            <text:p>F4</text:p>
          </table:table-cell>
          <table:table-cell office:value-type="string">
            <text:p>G4</text:p>
          </table:table-cell>
          <table:table-cell office:value-type="string">
            <text:p>H4</text:p>
          </table:table-cell>
          <table:table-cell office:value-type="string">
            <text:p>I4</text:p>
          </table:table-cell>
          <table:table-cell office:value-type="string">
            <text:p>J4</text:p>
          </table:table-cell>
        </table:table-row>
        <table:table-row>
          <table:table-cell office:value-type="string">
            <text:p>A5</text:p>
          </table:table-cell>
          <table:table-cell office:value-type="string">
            <text:p>B5</text:p>
          </table:table-cell>
          <table:table-cell office:value-type="string">
            <text:p>C5</text:p>
          </table:table-cell>
          <table:table-cell office:value-type="string">
            <text:p>D5</text:p>
          </table:table-cell>
          <table:table-cell office:value-type="string">
            <text:p>E5</text:p>
          </table:table-cell>
          <table:table-cell office:value-type="string">
            <text:p>F5</text:p>
          </table:table-cell>
          <table:table-cell office:value-type="string">
            <text:p>G5</text:p>
          </table:table-cell>
          <table:table-cell office:value-type="string">
            <text:p>H5</text:p>
          </table:table-cell>
          <table:table-cell office:value-type="string">
            <text:p>I5</text:p>
          </table:table-cell>
          <table:table-cell office:value-type="string">
            <text:p>J5</text:p>
          </table:table-cell>
        </table:table-row>
        <table:table-row>
          <table:table-cell office:value-type="string">
            <text:p>A6</text:p>
          </table:table-cell>
          <table:table-cell office:value-type="string">
            <text:p>B6</text:p>
          </table:table-cell>
          <table:table-cell office:value-type="string">
            <text:p>C6</text:p>
          </table:table-cell>
          <table:table-cell office:value-type="string">
            <text:p>D6</text:p>
          </table:table-cell>
          <table:table-cell office:value-type="string">
            <text:p>E6</text:p>
          </table:table-cell>
          <table:table-cell office:value-type="string">
            <text:p>F6</text:p>
          </table:table-cell>
          <table:table-cell office:value-type="string">
            <text:p>G6</text:p>
          </table:table-cell>
          <table:table-cell office:value-type="string">
            <text:p>H6</text:p>
          </table:table-cell>
          <table:table-cell office:value-type="string">
            <text:p>I6</text:p>
          </table:table-cell>
          <table:table-cell office:value-type="string">
            <text:p>J6</text:p>
          </table:table-cell>
        </table:table-row>
        <table:table-row>
          <table:table-cell office:value-type="string">
            <text:p>A7</text:p>
          </table:table-cell>
          <table:table-cell office:value-type="string">
            <text:p>B7</text:p>
          </table:table-cell>
          <table:table-cell office:value-type="string">
            <text:p>C7</text:p>
          </table:table-cell>
          <table:table-cell office:value-type="string">
            <text:p>D7</text:p>
          </table:table-cell>
          <table:table-cell office:value-type="string">
            <text:p>E7</text:p>
          </table:table-cell>
          <table:table-cell office:value-type="string">
            <text:p>F7</text:p>
          </table:table-cell>
          <table:table-cell office:value-type="string">
            <text:p>G7</text:p>
          </table:table-cell>
          <table:table-cell office:value-type="string">
            <text:p>H7</text:p>
          </table:table-cell>
          <table:table-cell office:value-type="string">
            <text:p>I7</text:p>
          </table:table-cell>
          <table:table-cell office:value-type="string">
            <text:p>J7</text:p>
          </table:table-cell>
        </table:table-row>
        <table:table-row>
          <table:table-cell office:value-type="string">
            <text:p>A8</text:p>
          </table:table-cell>
          <table:table-cell office:value-type="string">
            <text:p>B8</text:p>
          </table:table-cell>
          <table:table-cell office:value-type="string">
            <text:p>C8</text:p>
          </table:table-cell>
          <table:table-cell office:value-type="string">
            <text:p>D8</text:p>
          </table:table-cell>
          <table:table-cell office:value-type="string">
            <text:p>E8</text:p>
          </table:table-cell>
          <table:table-cell office:value-type="string">
            <text:p>F8</text:p>
          </table:table-cell>
          <table:table-cell office:value-type="string">
            <text:p>G8</text:p>
          </table:table-cell>
          <table:table-cell office:value-type="string">
            <text:p>H8</text:p>
          </table:table-cell>
          <table:table-cell office:value-type="string">
            <text:p>I8</text:p>
          </table:table-cell>
          <table:table-cell office:value-type="string">
            <text:p>J8</text:p>
          </table:table-cell>
        </table:table-row>
        <table:table-row>
          <table:table-cell office:value-type="string">
            <text:p>A9</text:p>
          </table:table-cell>
          <table:table-cell office:value-type="string">
            <text:p>B9</text:p>
          </table:table-cell>
          <table:table-cell office:value-type="string">
            <text:p>C9</text:p>
          </table:table-cell>
          <table:table-cell office:value-type="string">
            <text:p>D9</text:p>
          </table:table-cell>
          <table:table-cell office:value-type="string">
            <text:p>E9</text:p>
          </table:table-cell>
          <table:table-cell office:value-type="string">
            <text:p>F9</text:p>
          </table:table-cell>
          <table:table-cell office:value-type="string">
            <text:p>G9</text:p>
          </table:table-cell>
          <table:table-cell office:value-type="string">
            <text:p>H9</text:p>
          </table:table-cell>
          <table:table-cell office:value-type="string">
            <text:p>I9</text:p>
          </table:table-cell>
          <table:table-cell office:value-type="string">
            <text:p>J9</text:p>
          </table:table-cell>
        </table:table-row>
        <table:table-row>
          <table:table-cell office:value-type="string">
            <text:p>A10</text:p>
          </table:table-cell>
          <table:table-cell office:value-type="string">
            <text:p>B10</text:p>
          </table:table-cell>
          <table:table-cell office:value-type="string">
            <text:p>C10</text:p>
          </table:table-cell>
          <table:table-cell office:value-type="string">
            <text:p>D10</text:p>
          </table:table-cell>
          <table:table-cell office:value-type="string">
            <text:p>E10</text:p>
          </table:table-cell>
          <table:table-cell office:value-type="string">
            <text:p>F10</text:p>
          </table:table-cell>
          <table:table-cell office:value-type="string">
            <text:p>G10</text:p>
          </table:table-cell>
          <table:table-cell office:value-type="string">
            <text:p>H10</text:p>
          </table:table-cell>
          <table:table-cell office:value-type="string">
            <text:p>I10</text:p>
          </table:table-cell>
          <table:table-cell office:value-type="string">
            <text:p>J10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8-04-18T13:09:00.058385</meta:creation-date>
    <dc:date>2018-04-18T13:09:00.064378</dc:date>
    <meta:generator>http://pypi.python.org/pypi/ezodf2/0.1.0$Python3.4.0 (v3.4.0:04f714765c13, Mar 16 2014, 19:25:23) [MSC v.1600 64 bit (AMD64)]</meta:generator>
    <meta:document-statistic/>
    <meta:editing-cycles>1</meta:editing-cycles>
  </office:meta>
</office:document-meta>
</file>